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39cm"/>
    </style:style>
    <style:style style:name="co2" style:family="table-column">
      <style:table-column-properties fo:break-before="auto" style:column-width="1.852cm"/>
    </style:style>
    <style:style style:name="co3" style:family="table-column">
      <style:table-column-properties fo:break-before="auto" style:column-width="0.704cm"/>
    </style:style>
    <style:style style:name="co4" style:family="table-column">
      <style:table-column-properties fo:break-before="auto" style:column-width="3.463cm"/>
    </style:style>
    <style:style style:name="co5" style:family="table-column">
      <style:table-column-properties fo:break-before="auto" style:column-width="4.1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schematic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footprint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DD</text:p>
          </table:table-cell>
          <table:table-cell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C14/OSC32_IN</text:p>
          </table:table-cell>
          <table:table-cell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C15/OSC32_OUT</text:p>
          </table:table-cell>
          <table:table-cell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F0/OSC_IN</text:p>
          </table:table-cell>
          <table:table-cell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F1/OSC_OUT</text:p>
          </table:table-cell>
          <table:table-cell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SSA</text:p>
          </table:table-cell>
          <table:table-cell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VDDA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A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A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A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A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4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C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5 (SCK)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IS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6 (MISO)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OS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7 (MOSI)</text:p>
          </table:table-cell>
          <table:table-cell/>
        </table:table-row>
        <table:table-row table:style-name="ro2">
          <table:table-cell office:value-type="string" calcext:value-type="string">
            <text:p>IRQ</text:p>
          </table:table-cell>
          <table:table-cell office:value-type="string" calcext:value-type="string">
            <text:p>C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Mit 20 vertauscht</text:p>
          </table:table-cell>
        </table:table-row>
        <table:table-row table:style-name="ro2">
          <table:table-cell table:number-columns-repeated="2" office:value-type="string" calcext:value-type="string">
            <text:p>CS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B1</text:p>
          </table:table-cell>
          <table:table-cell/>
        </table:table-row>
        <table:table-row table:style-name="ro2">
          <table:table-cell office:value-type="string" calcext:value-type="string">
            <text:p>CE</text:p>
          </table:table-cell>
          <table:table-cell office:value-type="string" calcext:value-type="string">
            <text:p>IRQ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Mit 18 vertauscht</text:p>
          </table:table-cell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B1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B11</text:p>
          </table:table-cell>
          <table:table-cell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VSS</text:p>
          </table:table-cell>
          <table:table-cell/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VDD</text:p>
          </table:table-cell>
          <table:table-cell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PB12</text:p>
          </table:table-cell>
          <table:table-cell/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PB13</text:p>
          </table:table-cell>
          <table:table-cell/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PB14</text:p>
          </table:table-cell>
          <table:table-cell/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PB15</text:p>
          </table:table-cell>
          <table:table-cell/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PA8</text:p>
          </table:table-cell>
          <table:table-cell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PA9</text:p>
          </table:table-cell>
          <table:table-cell/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PA10</text:p>
          </table:table-cell>
          <table:table-cell/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PA11</text:p>
          </table:table-cell>
          <table:table-cell/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PA12</text:p>
          </table:table-cell>
          <table:table-cell/>
        </table:table-row>
        <table:table-row table:style-name="ro2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A13</text:p>
          </table:table-cell>
          <table:table-cell/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PF6</text:p>
          </table:table-cell>
          <table:table-cell/>
        </table:table-row>
        <table:table-row table:style-name="ro2"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PF7</text:p>
          </table:table-cell>
          <table:table-cell/>
        </table:table-row>
        <table:table-row table:style-name="ro2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PA14</text:p>
          </table:table-cell>
          <table:table-cell/>
        </table:table-row>
        <table:table-row table:style-name="ro2"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A15</text:p>
          </table:table-cell>
          <table:table-cell/>
        </table:table-row>
        <table:table-row table:style-name="ro2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B3</text:p>
          </table:table-cell>
          <table:table-cell/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B4</text:p>
          </table:table-cell>
          <table:table-cell/>
        </table:table-row>
        <table:table-row table:style-name="ro2"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B5</text:p>
          </table:table-cell>
          <table:table-cell/>
        </table:table-row>
        <table:table-row table:style-name="ro2"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B6</text:p>
          </table:table-cell>
          <table:table-cell/>
        </table:table-row>
        <table:table-row table:style-name="ro2"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B7</text:p>
          </table:table-cell>
          <table:table-cell/>
        </table:table-row>
        <table:table-row table:style-name="ro2"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BOOT0</text:p>
          </table:table-cell>
          <table:table-cell/>
        </table:table-row>
        <table:table-row table:style-name="ro2"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PB8</text:p>
          </table:table-cell>
          <table:table-cell/>
        </table:table-row>
        <table:table-row table:style-name="ro2"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PB9</text:p>
          </table:table-cell>
          <table:table-cell/>
        </table:table-row>
        <table:table-row table:style-name="ro2"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/>
        </table:table-row>
        <table:table-row table:style-name="ro2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VDD</text:p>
          </table:table-cell>
          <table:table-cell/>
        </table:table-row>
        <table:table-row table:style-name="ro2" table:number-rows-repeated="104852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f Schnurrer</meta:initial-creator>
    <meta:creation-date>2015-03-20T20:10:33.976300122</meta:creation-date>
    <dc:date>2015-03-20T23:09:24.562571615</dc:date>
    <dc:creator>Josef Schnurrer</dc:creator>
    <meta:editing-duration>PT8M57S</meta:editing-duration>
    <meta:editing-cycles>4</meta:editing-cycles>
    <meta:generator>LibreOffice/4.1.3.2$Linux_X86_64 LibreOffice_project/410m0$Build-2</meta:generator>
    <meta:document-statistic meta:table-count="1" meta:cell-count="114" meta:object-count="0"/>
  </office:meta>
</office:document-meta>
</file>